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5b96d" officeooo:paragraph-rsid="0005b96d"/>
    </style:style>
    <style:style style:name="P2" style:family="paragraph" style:parent-style-name="Text_20_body" style:list-style-name="L1">
      <style:paragraph-properties fo:text-align="justify" style:justify-single-word="false"/>
      <style:text-properties officeooo:rsid="000779a8" officeooo:paragraph-rsid="0005b96d"/>
    </style:style>
    <style:style style:name="P3" style:family="paragraph" style:parent-style-name="Text_20_body" style:list-style-name="L1">
      <style:paragraph-properties fo:text-align="justify" style:justify-single-word="false"/>
      <style:text-properties officeooo:rsid="000779a8" officeooo:paragraph-rsid="000779a8"/>
    </style:style>
    <style:style style:name="P4" style:family="paragraph" style:parent-style-name="Text_20_body" style:list-style-name="L1">
      <style:paragraph-properties fo:text-align="justify" style:justify-single-word="false"/>
      <style:text-properties officeooo:rsid="00078268" officeooo:paragraph-rsid="000779a8"/>
    </style:style>
    <style:style style:name="P5" style:family="paragraph" style:parent-style-name="Text_20_body" style:list-style-name="L2">
      <style:paragraph-properties fo:text-align="justify" style:justify-single-word="false"/>
      <style:text-properties officeooo:rsid="0008c6e7" officeooo:paragraph-rsid="000cdafd"/>
    </style:style>
    <style:style style:name="P6" style:family="paragraph" style:parent-style-name="Text_20_body">
      <style:paragraph-properties fo:text-align="justify" style:justify-single-word="false"/>
      <style:text-properties officeooo:rsid="0008c6e7" officeooo:paragraph-rsid="000779a8"/>
    </style:style>
    <style:style style:name="P7" style:family="paragraph" style:parent-style-name="Text_20_body" style:list-style-name="L2">
      <style:paragraph-properties fo:text-align="justify" style:justify-single-word="false"/>
      <style:text-properties officeooo:rsid="000afbd5" officeooo:paragraph-rsid="00159094"/>
    </style:style>
    <style:style style:name="P8" style:family="paragraph" style:parent-style-name="Text_20_body" style:list-style-name="L1">
      <style:paragraph-properties fo:text-align="justify" style:justify-single-word="false"/>
      <style:text-properties officeooo:rsid="000cdafd" officeooo:paragraph-rsid="000cdafd"/>
    </style:style>
    <style:style style:name="P9" style:family="paragraph" style:parent-style-name="Text_20_body">
      <style:text-properties fo:font-weight="bold" officeooo:paragraph-rsid="00135e5e" style:font-weight-asian="bold" style:font-weight-complex="bold"/>
    </style:style>
    <style:style style:name="P10" style:family="paragraph" style:parent-style-name="Text_20_body">
      <style:paragraph-properties fo:text-align="justify" style:justify-single-word="false"/>
      <style:text-properties officeooo:paragraph-rsid="00135e5e"/>
    </style:style>
    <style:style style:name="P11" style:family="paragraph" style:parent-style-name="Text_20_body">
      <style:text-properties officeooo:paragraph-rsid="00135e5e"/>
    </style:style>
    <style:style style:name="P12" style:family="paragraph" style:parent-style-name="Heading_20_1">
      <style:paragraph-properties fo:text-align="justify" style:justify-single-word="false"/>
      <style:text-properties officeooo:rsid="00032c7a" officeooo:paragraph-rsid="00032c7a"/>
    </style:style>
    <style:style style:name="P13" style:family="paragraph" style:parent-style-name="Heading_20_3">
      <style:paragraph-properties fo:text-align="justify" style:justify-single-word="false"/>
      <style:text-properties officeooo:rsid="000cdafd" officeooo:paragraph-rsid="000cdafd"/>
    </style:style>
    <style:style style:name="P14" style:family="paragraph" style:parent-style-name="Heading_20_3">
      <style:paragraph-properties fo:text-align="justify" style:justify-single-word="false"/>
      <style:text-properties officeooo:rsid="000da63c" officeooo:paragraph-rsid="00135e5e"/>
    </style:style>
    <style:style style:name="P15" style:family="paragraph" style:parent-style-name="Heading_20_3">
      <style:paragraph-properties fo:text-align="justify" style:justify-single-word="false"/>
      <style:text-properties officeooo:paragraph-rsid="00135e5e"/>
    </style:style>
    <style:style style:name="P16" style:family="paragraph" style:parent-style-name="Heading_20_2">
      <style:paragraph-properties fo:text-align="justify" style:justify-single-word="false"/>
    </style:style>
    <style:style style:name="T1" style:family="text">
      <style:text-properties officeooo:rsid="0005b96d"/>
    </style:style>
    <style:style style:name="T2" style:family="text">
      <style:text-properties officeooo:rsid="000afbd5"/>
    </style:style>
    <style:style style:name="T3" style:family="text">
      <style:text-properties fo:font-weight="bold" style:font-weight-asian="bold" style:font-weight-complex="bold"/>
    </style:style>
    <style:style style:name="T4" style:family="text">
      <style:text-properties fo:font-weight="bold" officeooo:rsid="000cdafd" style:font-weight-asian="bold" style:font-weight-complex="bold"/>
    </style:style>
    <style:style style:name="T5" style:family="text">
      <style:text-properties fo:font-weight="bold" officeooo:rsid="000fdad2" style:font-weight-asian="bold" style:font-weight-complex="bold"/>
    </style:style>
    <style:style style:name="T6" style:family="text">
      <style:text-properties officeooo:rsid="000cdafd"/>
    </style:style>
    <style:style style:name="T7" style:family="text">
      <style:text-properties officeooo:rsid="000d2f49"/>
    </style:style>
    <style:style style:name="T8" style:family="text">
      <style:text-properties officeooo:rsid="000de6be"/>
    </style:style>
    <style:style style:name="T9" style:family="text">
      <style:text-properties officeooo:rsid="000fdad2"/>
    </style:style>
    <style:style style:name="T10" style:family="text">
      <style:text-properties officeooo:rsid="0011106b"/>
    </style:style>
    <style:style style:name="T11" style:family="text">
      <style:text-properties officeooo:rsid="00120956"/>
    </style:style>
    <style:style style:name="T12" style:family="text">
      <style:text-properties officeooo:rsid="00159094"/>
    </style:style>
    <style:style style:name="T13" style:family="text">
      <style:text-properties officeooo:rsid="00162cd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rabalhos Práticos: <text:span text:style-name="T1">Análise de Voz Através de Machine Learning</text:span></text:h>
      <text:p text:style-name="P1">Utilizar técnicas de Machine Learning (Neural Networks e Deep Learning p.e.) para automatizar análise de voz. Possíveis abordagens:</text:p>
      <text:list xml:id="list1969857739" text:style-name="L1">
        <text:list-item>
          <text:p text:style-name="P2">Speech Recognition</text:p>
        </text:list-item>
        <text:list-item>
          <text:p text:style-name="P3">Speaker Recognition/Identification</text:p>
        </text:list-item>
        <text:list-item>
          <text:p text:style-name="P8">Speaker Demographic Identification (Age, gender, accent,...)</text:p>
        </text:list-item>
        <text:list-item>
          <text:p text:style-name="P3">Speech Synthesis</text:p>
        </text:list-item>
        <text:list-item>
          <text:p text:style-name="P4">Computer Aided Diagnosis of Speech Disorders (e.g. Parkinson)</text:p>
        </text:list-item>
      </text:list>
      <text:h text:style-name="P16" text:outline-level="2">Ferramentas para Speech Recognition:</text:h>
      <text:h text:style-name="P13" text:outline-level="3">Modelos:</text:h>
      <text:list xml:id="list2225183196" text:style-name="L2">
        <text:list-item>
          <text:p text:style-name="P5">DeepSpeech<text:span text:style-name="T2"><text:note text:id="ftn1" text:note-class="footnote"><text:note-citation>1</text:note-citation><text:note-body><text:p text:style-name="Footnote">https://arxiv.org/pdf/1412.5567.pdf</text:p></text:note-body></text:note></text:span><text:span text:style-name="T2"> </text:span>by Mozilla<text:note text:id="ftn2" text:note-class="footnote"><text:note-citation>2</text:note-citation><text:note-body><text:p text:style-name="Footnote">https://github.com/mozilla/DeepSpeech</text:p></text:note-body></text:note> <text:s/>(<text:span text:style-name="T2">Recursive Neural Networks + Language Model </text:span>w/ TensorFlow): <text:span text:style-name="T3">existe modelo pré-treinado</text:span>, </text:p>
        </text:list-item>
        <text:list-item>
          <text:p text:style-name="P7">Very Deep CNN<text:note text:id="ftn0" text:note-class="footnote"><text:note-citation>3</text:note-citation><text:note-body><text:p text:style-name="Footnote">https://arxiv.org/pdf/1610.03022.pdf</text:p></text:note-body></text:note> <text:span text:style-name="T12">for spectrograms</text:span></text:p>
        </text:list-item>
        <text:list-item>
          <text:p text:style-name="P7">Deep Bidirectional Long Short-Term Memory Networ<text:span text:style-name="T12">k</text:span><text:span text:style-name="T12"><text:note text:id="ftn6" text:note-class="footnote"><text:note-citation>4</text:note-citation><text:note-body><text:p text:style-name="Footnote">http://www.cs.toronto.edu/~graves/asru_2013.pdf</text:p></text:note-body></text:note></text:span></text:p>
        </text:list-item>
      </text:list>
      <text:h text:style-name="P15" text:outline-level="3"><text:span text:style-name="T13">Datasets:</text:span></text:h>
      <text:p text:style-name="P9">Common Voice<text:note text:id="ftn3" text:note-class="footnote"><text:note-citation>5</text:note-citation><text:note-body><text:p text:style-name="Footnote">https://voice.mozilla.org/</text:p></text:note-body></text:note></text:p>
      <text:p text:style-name="P11"><text:span text:style-name="T6"><text:tab/>500h de inglês anotado, com demografia</text:span></text:p>
      <text:p text:style-name="P10"><text:span text:style-name="T4">ASVspoof 2015</text:span><text:span text:style-name="T4"><text:note text:id="ftn4" text:note-class="footnote"><text:note-citation>6</text:note-citation><text:note-body><text:p text:style-name="Footnote">https://datashare.is.ed.ac.uk/handle/10283/853</text:p></text:note-body></text:note></text:span><text:span text:style-name="T4"> e 2017 </text:span><text:span text:style-name="T6">(</text:span>Automatic Speaker Verification Spoofing and Countermeasures Challenge<text:span text:style-name="T8">)</text:span></text:p>
      <text:p text:style-name="P10"><text:span text:style-name="T8"><text:tab/>C</text:span>ontains speech collected from 106 speakers. The dataset comprises three distinct, non-overlapping subsets for training, development and evaluation. The training and development subsets contain both genuine speech and spoofed speech. All examples of the latter are generated artificially using one of five different, well-known speech synthesis or voice conversion spoofing algorithms and one of two different vocoders.</text:p>
      <text:p text:style-name="P10"/>
      <text:p text:style-name="P10"><text:soft-page-break/><text:span text:style-name="T5">TIMIT</text:span><text:span text:style-name="T9"><text:note text:id="ftn5" text:note-class="footnote"><text:note-citation>7</text:note-citation><text:note-body><text:p text:style-name="Footnote">https://catalog.ldc.upenn.edu/LDC93S1</text:p></text:note-body></text:note></text:span><text:span text:style-name="T9"> Acoustic-Phonetic Continuous Speech Corpus</text:span></text:p>
      <text:p text:style-name="P10"><text:span text:style-name="T9"><text:tab/>TIMIT contains broadband recordings of 630 speakers of eight major dialects of American English, each reading ten phonetically rich sentences. The TIMIT corpus includes time-aligned orthographic, phonetic and word transcriptions as well as a 16-bit, 16kHz speech waveform file for each utterance. </text:span></text:p>
      <text:h text:style-name="P14" text:outline-level="3">Packages para Python para Deep Learning:</text:h>
      <text:p text:style-name="Text_20_body"><text:span text:style-name="T4">TensorFlow, </text:span><text:span text:style-name="T6">SKLearn, PyTorch, Caffe</text:span></text:p>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18:00:28.669092305</meta:creation-date>
    <dc:date>2018-02-11T01:00:45.003802104</dc:date>
    <meta:editing-duration>PT55M35S</meta:editing-duration>
    <meta:editing-cycles>4</meta:editing-cycles>
    <meta:generator>LibreOffice/5.4.4.2$Linux_X86_64 LibreOffice_project/40m0$Build-2</meta:generator>
    <meta:document-statistic meta:table-count="0" meta:image-count="0" meta:object-count="0" meta:page-count="2" meta:paragraph-count="28" meta:word-count="226" meta:character-count="1888" meta:non-whitespace-character-count="1692"/>
  </office:meta>
</office:document-meta>
</file>